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4000001C4A5B62A70F966FA5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 style:list-style-name="L1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6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17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1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5a9c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2" style:family="text">
      <style:text-properties fo:font-variant="normal" fo:text-transform="none" fo:color="#005a9c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5a9c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5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78787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787878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font-variant="normal" fo:text-transform="none" fo:color="#787878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font-style="normal" style:text-underline-style="none" fo:font-weight="normal" style:font-name-asian="Calibri" style:font-size-asian="35pt" style:font-style-asian="normal" style:font-weight-asian="normal" style:font-name-complex="Calibri" style:font-size-complex="3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6.1000003814697pt" fo:letter-spacing="normal" fo:font-style="normal" style:text-underline-style="none" fo:font-weight="normal" style:font-name-asian="Calibri" style:font-size-asian="26.1000003814697pt" style:font-style-asian="normal" style:font-weight-asian="normal" style:font-name-complex="Calibri" style:font-size-complex="26.100000381469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12529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563c1" style:text-line-through-style="none" style:text-line-through-type="none" style:text-position="0% 100%" style:font-name="Calibri" fo:font-size="27pt" fo:letter-spacing="normal" fo:font-style="normal" style:text-underline-style="solid" style:text-underline-width="auto" style:text-underline-color="font-color" fo:font-weight="normal" style:font-name-asian="Calibri" style:font-size-asian="27pt" style:font-style-asian="normal" style:font-weight-asian="normal" style:font-name-complex="Calibri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5a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a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29cm" text:min-label-width="0.676cm"/>
        <style:text-properties style:font-name="Arial" fo:color="#7878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29cm" text:min-label-width="0.676cm"/>
        <style:text-properties style:font-name="Arial" fo:color="#787878" fo:font-size="100%"/>
      </text:list-level-style-bullet>
      <text:list-level-style-bullet text:level="3" text:bullet-char="•">
        <style:list-level-properties text:space-before="2.435cm" text:min-label-width="0.74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29cm" text:min-label-width="0.676cm"/>
        <style:text-properties style:font-name="Arial" fo:color="#787878" fo:font-size="100%"/>
      </text:list-level-style-bullet>
      <text:list-level-style-bullet text:level="3" text:bullet-char="•">
        <style:list-level-properties text:space-before="2.506cm" text:min-label-width="0.669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29cm" text:min-label-width="0.676cm"/>
        <style:text-properties style:font-name="Arial" fo:color="#787878" fo:font-size="100%"/>
      </text:list-level-style-bullet>
      <text:list-level-style-bullet text:level="3" text:bullet-char="•">
        <style:list-level-properties text:space-before="2.506cm" text:min-label-width="0.669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29cm" text:min-label-width="0.676cm"/>
        <style:text-properties style:font-name="Arial" fo:color="#787878" fo:font-size="100%"/>
      </text:list-level-style-bullet>
      <text:list-level-style-bullet text:level="3" text:bullet-char="•">
        <style:list-level-properties text:space-before="2.506cm" text:min-label-width="0.669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142cm" text:min-label-width="1.128cm"/>
        <style:text-properties style:font-name="Arial" fo:color="#000000" fo:font-size="100%"/>
      </text:list-level-style-bullet>
      <text:list-level-style-bullet text:level="2" text:bullet-char="•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142cm" text:min-label-width="1.128cm"/>
        <style:text-properties fo:color="#2125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78;p25" presentation:style-name="pr1" draw:text-style-name="P2" draw:layer="layout" svg:width="29.209cm" svg:height="3.867cm" svg:x="2.328cm" svg:y="9.525cm" presentation:class="title" presentation:user-transformed="true">
          <draw:text-box>
            <text:p text:style-name="P1"><text:span text:style-name="T1">W3C Web of Things Community Group</text:span><text:span text:style-name="T1"><text:line-break/></text:span><text:span text:style-name="T2">X Meeting</text:span></text:p>
          </draw:text-box>
        </draw:frame>
        <draw:frame draw:name="Google Shape;179;p25" presentation:style-name="pr2" draw:text-style-name="P4" draw:layer="layout" svg:width="25.399cm" svg:height="3.158cm" svg:x="4.233cm" svg:y="13.892cm" presentation:class="subtitle" presentation:user-transformed="true">
          <draw:text-box>
            <text:p text:style-name="P1"><text:span text:style-name="T3">Cristiano Aguzzi - Ege Korkan</text:span></text:p>
            <text:p text:style-name="P3"><text:span text:style-name="T3">EVENT DATE</text:span></text:p>
          </draw:text-box>
        </draw:frame>
        <presentation:notes draw:style-name="dp2">
          <draw:frame draw:name="Google Shape;175;g136d177f541_1_1:notes" presentation:style-name="pr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76;g136d177f541_1_1:notes" draw:style-name="gr1" draw:layer="layout" svg:width="15.239cm" svg:height="8.572cm" svg:x="1.905cm" svg:y="3.175cm" draw:page-number="1" presentation:class="page"/>
        </presentation:notes>
      </draw:page>
      <draw:page draw:name="Agenda" draw:style-name="dp1" draw:master-page-name="OBJECT" presentation:presentation-page-layout-name="AL2T11">
        <draw:frame draw:name="Google Shape;184;p26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185;p26" presentation:style-name="pr5" draw:text-style-name="P8" draw:layer="layout" svg:width="29.209cm" svg:height="13.551cm" svg:x="2.328cm" svg:y="3.606cm" presentation:class="outline" presentation:placeholder="true" presentation:user-transformed="true">
          <draw:text-box/>
        </draw:frame>
        <draw:frame draw:name="Google Shape;186;p26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draw:custom-shape draw:name="Google Shape;187;p26" draw:style-name="gr2" draw:text-style-name="P12" draw:layer="layout" svg:width="7.619cm" svg:height="1.101cm" svg:x="23.455cm" svg:y="12.86cm">
          <text:p text:style-name="P11"><text:span text:style-name="T6">Slides are publicly avai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3" draw:text-style-name="P14" draw:layer="layout" svg:width="7.619cm" svg:height="6.652cm" svg:x="23.542cm" svg:y="5.857cm">
          <text:p text:style-name="P13"><text:span text:style-name="T7">INSERT SLIDES QR CODE HERE</text:span></text:p>
          <text:p text:style-name="P13"><text:span text:style-name="T7"/></text:p>
          <text:p text:style-name="P13"><text:span text:style-name="T7">Possible to use:</text:span></text:p>
          <text:list text:style-name="L7">
            <text:list-item>
              <text:p text:style-name="P13"><text:span text:style-name="T8"><text:a xlink:href="https://www.qr-code-generator.com/" xlink:type="simple">https://www.qr-code-generator.com/</text:a></text:span></text:p>
            </text:list-item>
            <text:list-item>
              <text:p text:style-name="P13"><text:span text:style-name="T8"><text:a xlink:href="https://express.adobe.com/tools/qr-code-generator" xlink:type="simple">https://express.adobe.com/tools/qr-code-generator</text:a></text:span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27:notes" presentation:style-name="pr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2;p27:notes" draw:style-name="gr1" draw:layer="layout" svg:width="15.239cm" svg:height="8.572cm" svg:x="1.905cm" svg:y="3.175cm" draw:page-number="2" presentation:class="page"/>
        </presentation:notes>
      </draw:page>
      <draw:page draw:name="Greetings" draw:style-name="dp1" draw:master-page-name="OBJECT" presentation:presentation-page-layout-name="AL2T11">
        <draw:frame draw:name="Google Shape;193;p27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Greetings</text:span></text:p>
          </draw:text-box>
        </draw:frame>
        <draw:frame draw:name="Google Shape;194;p27" presentation:style-name="pr8" draw:text-style-name="P18" draw:layer="layout" svg:width="29.209cm" svg:height="13.551cm" svg:x="2.328cm" svg:y="3.606cm" presentation:class="outline" presentation:user-transformed="true">
          <draw:text-box>
            <text:list text:style-name="L9">
              <text:list-item>
                <text:p text:style-name="P15"><text:span text:style-name="T9">Co-Chairs: 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0">Ege Korkan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11">Email: </text:span><text:span text:style-name="T12"><text:a xlink:href="mailto:ege.korkan@siemens.com" xlink:type="simple">ege.korkan@siemens.com</text:a></text:span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6"><text:span text:style-name="T11">Twitter: </text:span><text:span text:style-name="T12"><text:a xlink:href="https://twitter.com/egekorkan" xlink:type="simple">@egekorkan</text:a></text:span><text:span text:style-name="T11">, GitHub: </text:span><text:span text:style-name="T12"><text:a xlink:href="https://github.com/egekorkan" xlink:type="simple">@egekorkan</text:a></text:span></text:p>
                      </text:list-item>
                    </text:list>
                  </text:list-item>
                  <text:list-item>
                    <text:p text:style-name="P16"><text:span text:style-name="T10">Cristiano Aguzzi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11">Email: </text:span><text:span text:style-name="T12"><text:a xlink:href="mailto:cristiano.aguzzi@vaimee.com" xlink:type="simple">cristiano.aguzzi@vaimee.com</text:a>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6"><text:span text:style-name="T11">Twitter: </text:span><text:span text:style-name="T12"><text:a xlink:href="https://twitter.com/relucri" xlink:type="simple">@relucri</text:a></text:span><text:span text:style-name="T11">, GitHub: </text:span><text:span text:style-name="T12"><text:a xlink:href="https://github.com/relu91" xlink:type="simple">@relu91</text:a>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3"/></text:p>
            <text:p text:style-name="P6"><text:span text:style-name="T9">W3C Web of Things Community Group:</text:span></text:p>
            <text:list text:continue-numbering="true" text:style-name="L12">
              <text:list-item>
                <text:p text:style-name="P17"><text:span text:style-name="T9">Web Page: </text:span><text:span text:style-name="T14"><text:a xlink:href="https://www.w3.org/WoT/" xlink:type="simple">https://www.w3.org/WoT/</text:a></text:span><text:span text:style-name="T9"><text:s/>(</text:span><text:span text:style-name="T14"><text:a xlink:href="https://www.w3.org/community/wot/" xlink:type="simple">https://www.w3.org/community/wot/</text:a></text:span><text:span text:style-name="T9"> can be also used for now)</text:span></text:p>
              </text:list-item>
            </text:list>
            <text:p text:style-name="P17"><text:span text:style-name="T9"/></text:p>
          </draw:text-box>
        </draw:frame>
        <draw:frame draw:name="Google Shape;195;p27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presentation:notes draw:style-name="dp2">
          <draw:frame draw:name="Google Shape;190;p28:notes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1;p28:notes" draw:style-name="gr1" draw:layer="layout" svg:width="15.239cm" svg:height="8.572cm" svg:x="1.905cm" svg:y="3.175cm" draw:page-number="3" presentation:class="page"/>
        </presentation:notes>
      </draw:page>
      <draw:page draw:name="Logistics" draw:style-name="dp1" draw:master-page-name="OBJECT" presentation:presentation-page-layout-name="AL2T11">
        <draw:frame draw:name="Google Shape;200;p28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Logistics</text:span></text:p>
          </draw:text-box>
        </draw:frame>
        <draw:frame draw:name="Google Shape;201;p28" presentation:style-name="pr8" draw:text-style-name="P18" draw:layer="layout" svg:width="29.209cm" svg:height="13.551cm" svg:x="2.328cm" svg:y="3.606cm" presentation:class="outline" presentation:user-transformed="true">
          <draw:text-box>
            <text:list text:style-name="L15">
              <text:list-item>
                <text:p text:style-name="P19"><text:span text:style-name="T9">Minute Taking: </text:span><text:span text:style-name="T14"><text:a xlink:href="https://irc.w3.org/" xlink:type="simple">https://irc.w3.org/</text:a></text:span><text:span text:style-name="T9"><text:s/>with channel #wot-cg or </text:span><text:span text:style-name="T14"><text:a xlink:href="https://irc.w3.org/?channels=wot-cg" xlink:type="simple">this link</text:a></text:span></text:p>
              </text:list-item>
            </text:list>
            <text:list text:style-name="L16">
              <text:list-item>
                <text:list>
                  <text:list-item>
                    <text:p text:style-name="P19"><text:span text:style-name="T3">Use q+ and present+</text:span></text:p>
                  </text:list-item>
                </text:list>
              </text:list-item>
              <text:list-item>
                <text:p text:style-name="P20"><text:span text:style-name="T9">Chat: Use the embedded chat function of Zoom</text:span></text:p>
              </text:list-item>
            </text:list>
            <text:list text:style-name="L17">
              <text:list-item>
                <text:p text:style-name="P20"><text:span text:style-name="T9">Emails can be sent to </text:span><text:span text:style-name="T14"><text:a xlink:href="mailto:public-web-of-things@w3.org" xlink:type="simple">public-web-of-things@w3.org</text:a></text:span></text:p>
              </text:list-item>
            </text:list>
            <text:list text:style-name="L16">
              <text:list-item>
                <text:p text:style-name="P20"><text:span text:style-name="T9">GitHub Repository: </text:span><text:span text:style-name="T14"><text:a xlink:href="https://github.com/w3c/wot-cg" xlink:type="simple">https://github.com/w3c/wot-cg</text:a></text:span><text:span text:style-name="T9"><text:s/></text:span></text:p>
              </text:list-item>
            </text:list>
          </draw:text-box>
        </draw:frame>
        <draw:frame draw:name="Google Shape;202;p28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presentation:notes draw:style-name="dp2">
          <draw:frame draw:name="Google Shape;197;g13ea22cae44_0_0:notes" presentation:style-name="pr1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8;g13ea22cae44_0_0:notes" draw:style-name="gr1" draw:layer="layout" svg:width="15.239cm" svg:height="8.572cm" svg:x="1.905cm" svg:y="3.175cm" draw:page-number="4" presentation:class="page"/>
        </presentation:notes>
      </draw:page>
      <draw:page draw:name="page5" draw:style-name="dp1" draw:master-page-name="Default" presentation:presentation-page-layout-name="AL1T0">
        <draw:frame draw:name="Google Shape;207;p29" presentation:style-name="pr11" draw:text-style-name="P2" draw:layer="layout" svg:width="29.209cm" svg:height="2.188cm" svg:x="2.328cm" svg:y="9.525cm" presentation:class="title" presentation:user-transformed="true">
          <draw:text-box>
            <text:p text:style-name="P21"><text:span text:style-name="T15">Let’s get to know each other!</text:span><text:span text:style-name="T15"><text:line-break/></text:span><text:span text:style-name="T16">(While speaking, please turn on the camera if you can)</text:span></text:p>
          </draw:text-box>
        </draw:frame>
        <draw:custom-shape draw:name="Google Shape;208;p29" draw:style-name="gr2" draw:text-style-name="P12" draw:layer="layout" svg:width="8.332cm" svg:height="1.356cm" svg:x="6.609cm" svg:y="13.976cm">
          <text:p text:style-name="P11"><text:span text:style-name="T17">Where are you work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9" draw:style-name="gr2" draw:text-style-name="P12" draw:layer="layout" svg:width="8.332cm" svg:height="1.356cm" svg:x="19.774cm" svg:y="13.976cm">
          <text:p text:style-name="P11"><text:span text:style-name="T17">What are you working on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9" draw:style-name="gr2" draw:text-style-name="P12" draw:layer="layout" svg:width="11.292cm" svg:height="1.356cm" svg:x="11.287cm" svg:y="15.894cm">
          <text:p text:style-name="P11"><text:span text:style-name="T17">Where have you heard about Wo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9" draw:style-name="gr3" draw:text-style-name="P14" draw:layer="layout" svg:width="6.824cm" svg:height="3.913cm" svg:x="1.485cm" svg:y="2.871cm">
          <text:p text:style-name="P13"><text:span text:style-name="T7">REMOVE IF IT IS A REGULAR MEE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g13ea22cae44_0_26:notes" presentation:style-name="pr1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5;g13ea22cae44_0_26:notes" draw:style-name="gr1" draw:layer="layout" svg:width="15.239cm" svg:height="8.572cm" svg:x="1.905cm" svg:y="3.175cm" draw:page-number="5" presentation:class="page"/>
        </presentation:notes>
      </draw:page>
      <draw:page draw:name="Next CG Event" draw:style-name="dp1" draw:master-page-name="OBJECT" presentation:presentation-page-layout-name="AL2T11">
        <draw:frame draw:name="Google Shape;217;p30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Next CG Event</text:span></text:p>
          </draw:text-box>
        </draw:frame>
        <draw:frame draw:name="Google Shape;218;p30" presentation:style-name="pr8" draw:text-style-name="P18" draw:layer="layout" svg:width="29.209cm" svg:height="13.551cm" svg:x="2.328cm" svg:y="3.606cm" presentation:class="outline" presentation:user-transformed="true">
          <draw:text-box>
            <text:p text:style-name="P22"><text:span text:style-name="T9">Provide information for the next event, put QR code if the meeting is already in W3C Calendar </text:span></text:p>
          </draw:text-box>
        </draw:frame>
        <draw:frame draw:name="Google Shape;219;p30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draw:custom-shape draw:name="Google Shape;220;p30" draw:style-name="gr3" draw:text-style-name="P14" draw:layer="layout" svg:width="7.619cm" svg:height="6.652cm" svg:x="23.462cm" svg:y="8.467cm">
          <text:p text:style-name="P13"><text:span text:style-name="T7">INSERT EVENT QR CODE HERE</text:span></text:p>
          <text:p text:style-name="P13"><text:span text:style-name="T7"/></text:p>
          <text:p text:style-name="P13"><text:span text:style-name="T7">Possible to use:</text:span></text:p>
          <text:list text:style-name="L7">
            <text:list-item>
              <text:p text:style-name="P13"><text:span text:style-name="T8"><text:a xlink:href="https://www.qr-code-generator.com/" xlink:type="simple">https://www.qr-code-generator.com/</text:a></text:span></text:p>
            </text:list-item>
            <text:list-item>
              <text:p text:style-name="P13"><text:span text:style-name="T8"><text:a xlink:href="https://express.adobe.com/tools/qr-code-generator" xlink:type="simple">https://express.adobe.com/tools/qr-code-generator</text:a></text:span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13ea22cae44_0_316:notes" draw:style-name="gr1" draw:layer="layout" svg:width="15.239cm" svg:height="8.572cm" svg:x="1.905cm" svg:y="3.175cm" draw:page-number="6" presentation:class="page"/>
          <draw:frame draw:name="Google Shape;214;g13ea22cae44_0_316:notes" presentation:style-name="pr1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13ea22cae44_0_316:notes" presentation:style-name="pr1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8"><text:page-number>1</text:page-number></text:span></text:p>
            </draw:text-box>
          </draw:frame>
        </presentation:notes>
      </draw:page>
      <draw:page draw:name="Next CG Event - Agenda" draw:style-name="dp1" draw:master-page-name="OBJECT" presentation:presentation-page-layout-name="AL2T11">
        <draw:frame draw:name="Google Shape;226;p31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Next CG Event - Agenda</text:span></text:p>
          </draw:text-box>
        </draw:frame>
        <draw:frame draw:name="Google Shape;227;p31" presentation:style-name="pr8" draw:text-style-name="P18" draw:layer="layout" svg:width="29.209cm" svg:height="13.551cm" svg:x="2.328cm" svg:y="3.606cm" presentation:class="outline" presentation:user-transformed="true">
          <draw:text-box>
            <text:p text:style-name="P23"><text:span text:style-name="T19"/></text:p>
            <text:p text:style-name="P24"><text:span text:style-name="T9"/></text:p>
          </draw:text-box>
        </draw:frame>
        <draw:frame draw:name="Google Shape;228;p31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presentation:notes draw:style-name="dp2">
          <draw:page-thumbnail draw:name="Google Shape;222;g15353b229aa_0_0:notes" draw:style-name="gr1" draw:layer="layout" svg:width="15.239cm" svg:height="8.572cm" svg:x="1.905cm" svg:y="3.175cm" draw:page-number="7" presentation:class="page"/>
          <draw:frame draw:name="Google Shape;223;g15353b229aa_0_0:notes" presentation:style-name="pr1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24;g15353b229aa_0_0:notes" presentation:style-name="pr1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8"><text:page-number>1</text:page-number></text:span></text:p>
            </draw:text-box>
          </draw:frame>
        </presentation:notes>
      </draw:page>
      <draw:page draw:name="Stay in Touch" draw:style-name="dp1" draw:master-page-name="OBJECT" presentation:presentation-page-layout-name="AL2T11">
        <draw:frame draw:name="Google Shape;234;p32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Stay in Touch</text:span></text:p>
          </draw:text-box>
        </draw:frame>
        <draw:frame draw:name="Google Shape;235;p32" presentation:style-name="pr8" draw:text-style-name="P18" draw:layer="layout" svg:width="29.209cm" svg:height="13.551cm" svg:x="2.328cm" svg:y="3.606cm" presentation:class="outline" presentation:user-transformed="true">
          <draw:text-box>
            <text:list text:style-name="L15">
              <text:list-item>
                <text:p text:style-name="P25"><text:span text:style-name="T9">Open GitHub Issues or start GitHub Discussions at </text:span><text:span text:style-name="T20"><text:a xlink:href="https://github.com/w3c/wot-cg" xlink:type="simple">https://github.com/w3c/wot-cg</text:a></text:span></text:p>
              </text:list-item>
              <text:list-item>
                <text:p text:style-name="P23"><text:span text:style-name="T9">Send Emails to </text:span><text:span text:style-name="T14"><text:a xlink:href="mailto:public-web-of-things@w3.org" xlink:type="simple">public-web-of-things@w3.org</text:a></text:span></text:p>
              </text:list-item>
            </text:list>
          </draw:text-box>
        </draw:frame>
        <draw:frame draw:name="Google Shape;236;p32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presentation:notes draw:style-name="dp2">
          <draw:page-thumbnail draw:name="Google Shape;230;g13e427fe184_1_0:notes" draw:style-name="gr1" draw:layer="layout" svg:width="15.239cm" svg:height="8.572cm" svg:x="1.905cm" svg:y="3.175cm" draw:page-number="8" presentation:class="page"/>
          <draw:frame draw:name="Google Shape;231;g13e427fe184_1_0:notes" presentation:style-name="pr1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32;g13e427fe184_1_0:notes" presentation:style-name="pr1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8"><text:page-number>1</text:page-number></text:span></text:p>
            </draw:text-box>
          </draw:frame>
        </presentation:notes>
      </draw:page>
      <draw:page draw:name="Meeting Minutes" draw:style-name="dp1" draw:master-page-name="OBJECT" presentation:presentation-page-layout-name="AL2T11">
        <draw:frame draw:name="Google Shape;242;p33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Meeting Minutes</text:span></text:p>
          </draw:text-box>
        </draw:frame>
        <draw:frame draw:name="Google Shape;243;p33" presentation:style-name="pr8" draw:text-style-name="P18" draw:layer="layout" svg:width="29.209cm" svg:height="13.551cm" svg:x="2.328cm" svg:y="3.606cm" presentation:class="outline" presentation:user-transformed="true">
          <draw:text-box>
            <text:p text:style-name="P17"><text:span text:style-name="T9">Available after the meeting</text:span></text:p>
          </draw:text-box>
        </draw:frame>
        <draw:frame draw:name="Google Shape;244;p33" presentation:style-name="pr6" draw:text-style-name="P10" draw:layer="layout" svg:width="1.378cm" svg:height="1.013cm" svg:x="32.374cm" svg:y="17.839cm" presentation:class="page-number" presentation:user-transformed="true">
          <draw:text-box>
            <text:p text:style-name="P9"><text:span text:style-name="T5"><text:page-number>1</text:page-number></text:span></text:p>
          </draw:text-box>
        </draw:frame>
        <presentation:notes draw:style-name="dp2">
          <draw:page-thumbnail draw:name="Google Shape;238;g136d177f541_4_0:notes" draw:style-name="gr1" draw:layer="layout" svg:width="15.239cm" svg:height="8.572cm" svg:x="1.905cm" svg:y="3.175cm" draw:page-number="9" presentation:class="page"/>
          <draw:frame draw:name="Google Shape;239;g136d177f541_4_0:notes" presentation:style-name="pr1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0;g136d177f541_4_0:notes" presentation:style-name="pr1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18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9.209cm" svg:height="3.867cm" svg:x="2.328cm" svg:y="9.525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9;p2" draw:style-name="Mgr3" draw:text-style-name="MP6" draw:layer="backgroundobjects" svg:width="13.446cm" svg:height="8.039cm" svg:x="10.21cm" svg:y="1.236cm">
        <draw:image xlink:href="Pictures/10000201000002F4000001C4A5B62A70F966FA56.png" xlink:type="simple" xlink:show="embed" xlink:actuate="onLoad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custom-shape draw:name="Google Shape;97;p13" draw:style-name="Mgr4" draw:text-style-name="MP8" draw:layer="backgroundobjects" svg:width="6.069cm" svg:height="1.101cm" svg:x="0.286cm" svg:y="17.79cm">
        <text:p text:style-name="MP7"><text:span text:style-name="MT1">EVENT 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3" draw:style-name="Mgr4" draw:text-style-name="MP8" draw:layer="backgroundobjects" svg:width="10.533cm" svg:height="1.101cm" svg:x="11.666cm" svg:y="17.79cm">
        <text:p text:style-name="MP9"><text:span text:style-name="MT1">W3C Web of Things (WoT) CG - EVENT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14" presentation:style-name="OBJECT-title" draw:layer="backgroundobjects" svg:width="29.209cm" svg:height="2.588cm" svg:x="2.328cm" svg:y="1.014cm" presentation:class="title" presentation:placeholder="true" presentation:user-transformed="true">
        <draw:text-box/>
      </draw:frame>
      <draw:frame draw:name="Google Shape;101;p14" presentation:style-name="OBJECT-outline1" draw:layer="backgroundobjects" svg:width="29.209cm" svg:height="13.551cm" svg:x="2.328cm" svg:y="3.606cm" presentation:class="outline" presentation:placeholder="true" presentation:user-transformed="true">
        <draw:text-box/>
      </draw:frame>
      <draw:frame draw:name="Google Shape;102;p14" presentation:style-name="Mpr4" draw:text-style-name="MP11" draw:layer="backgroundobjects" svg:width="1.378cm" svg:height="1.013cm" svg:x="32.374cm" svg:y="17.839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draw:frame draw:name="Google Shape;103;p14" draw:style-name="Mgr3" draw:text-style-name="MP6" draw:layer="backgroundobjects" svg:width="3.732cm" svg:height="2.231cm" svg:x="29.943cm" svg:y="0.329cm">
        <draw:image xlink:href="Pictures/10000201000002F4000001C4A5B62A70F966FA56.png" xlink:type="simple" xlink:show="embed" xlink:actuate="onLoad">
          <text:p/>
        </draw:image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" style:page-layout-name="PM1" draw:style-name="Mdp1">
      <draw:custom-shape draw:name="Google Shape;97;p13" draw:style-name="Mgr4" draw:text-style-name="MP8" draw:layer="backgroundobjects" svg:width="6.069cm" svg:height="1.101cm" svg:x="0.286cm" svg:y="17.79cm">
        <text:p text:style-name="MP7"><text:span text:style-name="MT1">EVENT 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3" draw:style-name="Mgr4" draw:text-style-name="MP8" draw:layer="backgroundobjects" svg:width="10.533cm" svg:height="1.101cm" svg:x="11.666cm" svg:y="17.79cm">
        <text:p text:style-name="MP9"><text:span text:style-name="MT1">W3C Web of Things (WoT) CG - EVENT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5;p15" presentation:style-name="Default-title" draw:layer="backgroundobjects" svg:width="29.209cm" svg:height="3.867cm" svg:x="2.328cm" svg:y="9.525cm" presentation:class="title" presentation:placeholder="true" presentation:user-transformed="true">
        <draw:text-box/>
      </draw:frame>
      <draw:frame draw:name="Google Shape;107;p15" draw:style-name="Mgr3" draw:text-style-name="MP6" draw:layer="backgroundobjects" svg:width="13.446cm" svg:height="8.039cm" svg:x="10.21cm" svg:y="1.236cm">
        <draw:image xlink:href="Pictures/10000201000002F4000001C4A5B62A70F966FA56.png" xlink:type="simple" xlink:show="embed" xlink:actuate="onLoad">
          <text:p/>
        </draw:image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